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6.589cm" table:align="margins" style:shadow="none"/>
    </style:style>
    <style:style style:name="Table1.A" style:family="table-column">
      <style:table-column-properties style:column-width="8.296cm" style:rel-column-width="32767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paragraph-properties fo:text-align="center" style:justify-single-word="false"/>
      <style:text-properties fo:font-size="12pt" fo:font-weight="bold" style:font-size-asian="12pt" style:font-size-complex="12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fo:font-size="12pt" officeooo:paragraph-rsid="0001591a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12pt" officeooo:paragraph-rsid="0000f463" style:font-size-asian="12pt" style:font-size-complex="12pt"/>
    </style:style>
    <style:style style:name="P6" style:family="paragraph" style:parent-style-name="Text_20_body">
      <style:text-properties fo:font-size="12pt" officeooo:paragraph-rsid="0001591a" style:font-size-asian="12pt" style:font-size-complex="12pt"/>
    </style:style>
    <style:style style:name="P7" style:family="paragraph" style:parent-style-name="Text_20_body">
      <style:text-properties fo:font-size="12pt" officeooo:rsid="0001591a" officeooo:paragraph-rsid="0001591a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fo:font-size="12pt" officeooo:rsid="0001591a" officeooo:paragraph-rsid="0001591a" style:font-size-asian="12pt" style:font-size-complex="12pt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12pt" officeooo:paragraph-rsid="0001591a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font-size="12pt" officeooo:paragraph-rsid="0001591a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12pt" officeooo:rsid="0001591a" officeooo:paragraph-rsid="0001591a" style:font-size-asian="12pt" style:font-size-complex="12pt"/>
    </style:style>
    <style:style style:name="P12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font-size="10pt" officeooo:rsid="0001962c" officeooo:paragraph-rsid="0001962c" style:font-size-asian="10pt" style:font-size-complex="10pt"/>
    </style:style>
    <style:style style:name="P1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ize="10pt" officeooo:rsid="0001591a" officeooo:paragraph-rsid="0001591a" style:font-size-asian="10pt" style:font-size-complex="10pt"/>
    </style:style>
    <style:style style:name="P14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font-size="10pt" style:font-size-asian="10pt" style:font-size-complex="10pt"/>
    </style:style>
    <style:style style:name="P15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font-size="10pt" officeooo:paragraph-rsid="0001591a" style:font-size-asian="10pt" style:font-size-complex="10pt"/>
    </style:style>
    <style:style style:name="P16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font-size="10pt" officeooo:paragraph-rsid="0001962c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f463" style:font-weight-asian="bold" style:font-weight-complex="bold"/>
    </style:style>
    <style:style style:name="T4" style:family="text">
      <style:text-properties fo:font-weight="bold" officeooo:rsid="0001962c" style:font-weight-asian="bold" style:font-weight-complex="bold"/>
    </style:style>
    <style:style style:name="T5" style:family="text">
      <style:text-properties officeooo:rsid="0000f463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1591a" style:font-size-asian="12pt" style:font-size-complex="12pt"/>
    </style:style>
    <style:style style:name="T8" style:family="text">
      <style:text-properties officeooo:rsid="0001591a"/>
    </style:style>
    <style:style style:name="T9" style:family="text">
      <style:text-properties fo:language="id" fo:country="ID" officeooo:rsid="0001591a"/>
    </style:style>
    <style:style style:name="T10" style:family="text">
      <style:text-properties officeooo:rsid="0001962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ulir Pendaftaran</text:p>
      <text:p text:style-name="P2">Kami yang bertanda tangan dibawah ini : </text:p>
      <text:p text:style-name="P6">Nama <text:tab/><text:tab/><text:tab/>: ___________________________________________________________</text:p>
      <text:p text:style-name="P6">Nama Perusahaan<text:tab/>: ___________________________________________________________ </text:p>
      <text:p text:style-name="P6">Alamat<text:tab/><text:tab/><text:tab/>: ___________________________________________________________</text:p>
      <text:p text:style-name="P6"><text:tab/><text:tab/><text:tab/>: ___________________________________________________________</text:p>
      <text:p text:style-name="P6">Telp / Hp<text:tab/><text:tab/>: ___________________________________________________________</text:p>
      <text:p text:style-name="P7">Kategori Produk<text:tab/>: ___________________________________________________________</text:p>
      <text:p text:style-name="P3"><text:span text:style-name="T8">Menyatakan bersedia untuk berpartisipasi </text:span>sebagai peserta pada pameran <text:span text:style-name="T5">GNOME.Asia Summit IT Expo</text:span> <text:span text:style-name="T8">pada tanggal 8-9 Mei 2015 </text:span>di <text:span text:style-name="T5">Balairung Universitas Indonesia, Depok</text:span> dengan <text:span text:style-name="T8">pilihan sebagai berikut:</text:span></text:p>
      <text:p text:style-name="P4"><text:span text:style-name="T8">No Stand : </text:span>___________</text:p>
      <text:p text:style-name="P6"><text:span text:style-name="T8">Ukuran <text:s text:c="3"/>: ___________ Harga </text:span>: <text:span text:style-name="T8">Rp.</text:span>_________________</text:p>
      <text:p text:style-name="P8"/>
      <text:p text:style-name="P2"><text:tab/><text:tab/><text:tab/><text:tab/><text:tab/><text:tab/><text:tab/><text:tab/><text:tab/>_______, <text:s text:c="26"/>201<text:span text:style-name="T5">5</text:span> 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  <text:p text:style-name="P5"/>
            <text:p text:style-name="P9">_________________</text:p>
            <text:p text:style-name="P11">Tanda Tangan dan Nama Jelas</text:p>
          </table:table-cell>
        </table:table-row>
      </table:table>
      <text:p text:style-name="P10"><text:span text:style-name="T8">Kontak Person:</text:span></text:p>
      <text:p text:style-name="P10"><text:span text:style-name="T8">Estu: +62 856 4321 4898</text:span></text:p>
      <text:p text:style-name="P10">______________________________________________________________________________ </text:p>
      <text:p text:style-name="P13"><text:span text:style-name="T1">Kami sebagai peserta, dengan ini menyutujui untuk mengikuti peraturan sebagai berikut:</text:span> </text:p>
      <text:list xml:id="list6429270235542730196" text:style-name="L1">
        <text:list-item>
          <text:p text:style-name="P15"><text:span text:style-name="T8">Kepesertaan dianggap sah apabila panitia telah menerima formulir pendaftaran yang telah ditandatangi diatas materai dan distempel (cap perusahaan),</text:span></text:p>
        </text:list-item>
        <text:list-item>
          <text:p text:style-name="P16">Pembayaran <text:span text:style-name="T8">I: sebesar 50% + Ppn 10% saat kontrak ditandatangi dan transfer </text:span>ditujukan <text:span text:style-name="T5">ke </text:span><text:span text:style-name="T2">Rekening: BCA </text:span><text:span text:style-name="T4">Nomor Rekening <text:s/>5055 00 1381</text:span><text:span text:style-name="T2"> KCP </text:span><text:span text:style-name="T3">Episentrum</text:span><text:span text:style-name="T2"> a/n </text:span><text:span text:style-name="T3">Estu Fardani</text:span><text:span text:style-name="T2">.</text:span> <text:span text:style-name="T8">Jika dalam 1 m</text:span><text:span text:style-name="T9">inggu panitia belum menerima pembayaran maka panitia berhak membatalkan hak kepesertaan,</text:span></text:p>
        </text:list-item>
        <text:list-item>
          <text:p text:style-name="P14"><text:span text:style-name="T8">Pembayaran II: paling lambat 7 hari sebelum pameran dimulai,</text:span></text:p>
        </text:list-item>
        <text:list-item>
          <text:p text:style-name="P15"><text:span text:style-name="T8">Seluruh pembayaran yang telah dilakukan tidak dapat dikembalikan termasuk PPN 10%,</text:span></text:p>
        </text:list-item>
        <text:list-item>
          <text:p text:style-name="P15"><text:span text:style-name="T8">Kami sebagai peserta pameran akan mematuhi seluruh peraturan dan ketentuan yang ditetapkan panitia,</text:span></text:p>
        </text:list-item>
        <text:list-item>
          <text:p text:style-name="P12">Bagi peserta yang tidak mematuhi peraturan dan ketentuan yang ditetapkan panitia yang tercantum dalam proposal dan petunjuk teknis pameran maka panitia berhak membatalkan kepesertaan tanpa mengembalikan pembayaran yang telah dibayarkan,</text:p>
        </text:list-item>
        <text:list-item>
          <text:p text:style-name="P15"><text:span text:style-name="T8">Pembatan sepihak yang dilakukan oleh pantia dan bukan kesalahan atau permintaan peserta maka seluruh biaya stand yang telah dibayarkan peserta dikembalikan secara penuh.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20:36:15.668467182</meta:creation-date>
    <dc:date>2015-03-01T21:12:25.595161777</dc:date>
    <meta:editing-duration>PT5M38S</meta:editing-duration>
    <meta:editing-cycles>1</meta:editing-cycles>
    <meta:document-statistic meta:table-count="1" meta:image-count="0" meta:object-count="0" meta:page-count="1" meta:paragraph-count="25" meta:word-count="244" meta:character-count="2129" meta:non-whitespace-character-count="1863"/>
    <meta:generator>LibreOffice/4.4.0.3$Linux_X86_64 LibreOffice_project/40m0$Build-3</meta:generator>
  </office:meta>
</office:document-meta>
</file>